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2.383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transparent"/>
      <style:text-properties fo:color="#008000"/>
    </style:style>
    <style:style style:name="ce4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008000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>
            <text:p>ZATWIERDZONE:</text:p>
          </table:table-cell>
          <table:table-cell table:number-columns-repeated="2"/>
          <table:table-cell table:style-name="ce2" office:value-type="string">
            <text:p>DO UJEDNOLICENIA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office:value-type="string">
            <text:p>dashboard</text:p>
          </table:table-cell>
          <table:table-cell office:value-type="string">
            <text:p>propozycje:</text:p>
          </table:table-cell>
          <table:table-cell table:style-name="ce3" office:value-type="string">
            <text:p>WK: „Panel zarządzania”, „Pulpit roboczy”, „Pulpit”, </text:p>
          </table:table-cell>
          <table:table-cell table:number-columns-repeated="9"/>
        </table:table-row>
        <table:table-row table:style-name="ro3">
          <table:table-cell/>
          <table:table-cell table:style-name="ce1" table:number-columns-repeated="2"/>
          <table:table-cell/>
          <table:table-cell office:value-type="string">
            <text:p>deny</text:p>
          </table:table-cell>
          <table:table-cell office:value-type="string">
            <text:p>jest wszystko, co możliwe: odrzucanie, zabranianie i jeszcze chyba kilka innych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deny i refuse</text:p>
          </table:table-cell>
          <table:table-cell office:value-type="string">
            <text:p>obydwa jako „odrzuć” - może zabroń/odrzuć? odrzuć/odmów?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pprover</text:p>
          </table:table-cell>
          <table:table-cell office:value-type="string">
            <text:p>akceptant</text:p>
          </table:table-cell>
          <table:table-cell/>
          <table:table-cell office:value-type="string">
            <text:p>pop up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ttestation</text:p>
          </table:table-cell>
          <table:table-cell office:value-type="string">
            <text:p>zatwierdzenie</text:p>
          </table:table-cell>
          <table:table-cell/>
          <table:table-cell office:value-type="string">
            <text:p>process</text:p>
          </table:table-cell>
          <table:table-cell office:value-type="string">
            <text:p>raz proces, a raz przetwarzanie, na ogół nie wiadomo o co chodzi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process request</text:p>
          </table:table-cell>
          <table:table-cell office:value-type="string">
            <text:p>raz jest „wniosek o proces”, a raz „proces wniosku”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onflicting role</text:p>
          </table:table-cell>
          <table:table-cell office:value-type="string">
            <text:p>rola sprzeczna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dash</text:p>
          </table:table-cell>
          <table:table-cell office:value-type="string">
            <text:p>łącznik </text:p>
          </table:table-cell>
          <table:table-cell office:value-type="string">
            <text:p>ładnie i poprawnie, ale czy zrozumiałe dla użytkownika?<text:span text:style-name="T1"> - zrozumiałe (WK)</text:span>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metric</text:p>
          </table:table-cell>
          <table:table-cell office:value-type="string">
            <text:p>metryka (np. metryką kodu jest liczba linii)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>
            <text:p>null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quorum</text:p>
          </table:table-cell>
          <table:table-cell office:value-type="string">
            <text:p>kworum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etrieve</text:p>
          </table:table-cell>
          <table:table-cell office:value-type="string">
            <text:p>pobierać (chyba, że z kontekstu wyraźnie wynika odzyskiwanie)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evoke</text:p>
          </table:table-cell>
          <table:table-cell office:value-type="string">
            <text:p>odwoływać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table:style-name="ce2" office:value-type="string">
            <text:p>PROBLEMY TECHNICZNE: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timedout</text:p>
          </table:table-cell>
          <table:table-cell office:value-type="string">
            <text:p>przeterminowany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/>
          <table:table-cell office:value-type="string">
            <text:p>Dorobić zamianę &lt; &gt; \\u003c \\u003e w <text:s/>.po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/>
          <table:table-cell office:value-type="string">
            <text:p>Wielolinijkowe msgid/msgstr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/>
          <table:table-cell office:value-type="string">
            <text:p>Wyjaśnić sprawę apostrofów i wieloukośnikowych cudzysłowów <text:span text:style-name="T1">– teoretycznie wyjaśniona. Czekamy na wyniki praktyczne.</text:span>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Web services</text:p>
          </table:table-cell>
          <table:table-cell office:value-type="string">
            <text:p>usługi sieciowe</text:p>
          </table:table-cell>
          <table:table-cell/>
          <table:table-cell office:value-type="string">
            <text:p>Ciąg z komentarzami „HintSetup_LanguageCode” i „Forgotten_LanguageCode” - wartość oryginalna „en”, tłumaczenie raz „en” a raz „pl”. <text:span text:style-name="T1">W gettekście do strony moeschle.pl mam podobny ciąg, określający identyfikator stron (body) dla różnych języków. Tam jest język „pl” tłumaczony na „en”, „ru” itd.</text:span></text:p>
          </table:table-cell>
          <table:table-cell table:number-columns-repeated="3"/>
          <table:table-cell table:style-name="ce4" table:number-columns-repeated="8"/>
        </table:table-row>
        <table:table-row table:style-name="ro1" table:number-rows-repeated="2">
          <table:table-cell table:number-columns-repeated="8"/>
          <table:table-cell table:style-name="ce4" table:number-columns-repeated="8"/>
        </table:table-row>
        <table:table-row table:style-name="ro1">
          <table:table-cell table:number-columns-repeated="7"/>
          <table:table-cell table:style-name="ce4" table:number-columns-repeated="5"/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table:style-name="ce2" office:value-type="string">
            <text:p>NIEJASNOŚCI:</text:p>
          </table:table-cell>
          <table:table-cell table:number-columns-repeated="5"/>
          <table:table-cell table:style-name="ce4" table:number-columns-repeated="9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/>
          <table:table-cell table:style-name="ce1" office:value-type="string">
            <text:p>En</text:p>
          </table:table-cell>
          <table:table-cell table:style-name="ce1" office:value-type="string">
            <text:p>Pl</text:p>
          </table:table-cell>
          <table:table-cell table:number-columns-repeated="5"/>
          <table:table-cell table:style-name="ce4" table:number-columns-repeated="4"/>
          <table:table-cell/>
          <table:table-cell table:style-name="ce4" table:number-columns-repeated="3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3">
          <table:table-cell/>
          <table:table-cell office:value-type="string">
            <text:p>locksmith</text:p>
          </table:table-cell>
          <table:table-cell table:number-columns-repeated="5"/>
          <table:table-cell table:style-name="ce4" table:number-columns-repeated="5"/>
          <table:table-cell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&lt;br&gt;Nie można użyć kreatora z tym adresem URL ({0}): wymagany basic.</text:p>
          </table:table-cell>
          <table:table-cell table:number-columns-repeated="4"/>
          <table:table-cell table:style-name="ce4" table:number-columns-repeated="9"/>
        </table:table-row>
        <table:table-row table:style-name="ro3">
          <table:table-cell/>
          <table:table-cell office:value-type="string">
            <text:p>effective date</text:p>
          </table:table-cell>
          <table:table-cell table:number-columns-repeated="6"/>
          <table:table-cell table:style-name="ce4" table:number-columns-repeated="8"/>
        </table:table-row>
        <table:table-row table:style-name="ro1">
          <table:table-cell table:number-columns-repeated="2"/>
          <table:table-cell office:value-type="string">
            <text:p>[Forgot_Password_Change_Failure] {0} nie powiodła się zmiana hasła użytkownika {1}. Błąd #: {7}, komunikat błędu: {10}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table:number-columns-repeated="2"/>
          <table:table-cell office:value-type="string">
            <text:p>[Forgot_Password_Change_Success] {0} hasło użytkownika {1} zostało zmienione.</text:p>
          </table:table-cell>
          <table:table-cell table:number-columns-repeated="4"/>
          <table:table-cell table:style-name="ce4" table:number-columns-repeated="9"/>
        </table:table-row>
        <table:table-row table:style-name="ro1">
          <table:table-cell table:number-columns-repeated="2"/>
          <table:table-cell office:value-type="string">
            <text:p>[Delete_Entity] {0} uaktualniona encja: {1}. Jest to {2}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Security context is null!</text:p>
          </table:table-cell>
          <table:table-cell office:value-type="string">
            <text:p>Kontekst bezpieczeństwa jest pusty!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>
            <text:p>UJEDNOLICONO PONADTO (między innymi):</text:p>
          </table:table-cell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3">
          <table:table-cell/>
          <table:table-cell office:value-type="string">
            <text:p>W tekstach pomocy:</text:p>
          </table:table-cell>
          <table:table-cell office:value-type="string">
            <text:p>Podręczniku użytkownika aplikacji Identity Manager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>
            <text:p>Podręczniku administratora aplikacji Identity Mana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a stronie internetowej firmy Novell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Wszystkie pozycje list zakończono znakami przestankowymi</text:p>
          </table:table-cell>
          <table:table-cell table:number-columns-repeated="14"/>
        </table:table-row>
      </table:table>
      <table:database-ranges>
        <table:database-range table:target-range-address="Arkusz1.B6:Arkusz1.D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0">20.03.2010</text:date>, <text:time>12:31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Wojciech Kapusta</meta:initial-creator>
    <meta:creation-date>2010-03-10T12:42:38</meta:creation-date>
    <dc:creator>Wojciech Kapusta</dc:creator>
    <dc:date>2010-03-20T12:31:15</dc:date>
    <dc:language>pl-PL</dc:language>
    <meta:editing-cycles>15</meta:editing-cycles>
    <meta:editing-duration>PT04H56M29S</meta:editing-duration>
    <meta:document-statistic meta:table-count="1" meta:cell-count="88" meta:object-count="0"/>
    <meta:user-defined meta:name="Info 2"/>
    <meta:user-defined meta:name="Info 3"/>
    <meta:user-defined meta:name="Info 4"/>
    <meta:user-defined meta:name="qrichtext">1</meta:user-defined>
  </office:meta>
</office:document-meta>
</file>